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fo:language="en" fo:country="US" officeooo:rsid="000b683b" officeooo:paragraph-rsid="000b683b"/>
    </style:style>
    <style:style style:name="P2" style:family="paragraph" style:parent-style-name="Standard">
      <style:paragraph-properties fo:line-height="200%" fo:text-align="center" style:justify-single-word="false" fo:text-indent="0.5in" style:auto-text-indent="true"/>
      <style:text-properties fo:language="en" fo:country="US" fo:font-weight="bold" officeooo:rsid="000b683b" officeooo:paragraph-rsid="000b683b"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language="en" fo:country="US" fo:font-weight="normal" officeooo:rsid="000b683b" officeooo:paragraph-rsid="000b683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imothy 5:1-2</text:p>
      <text:p text:style-name="P2">1. Never speak harshly to an older man, but appeal to him respectfully as you would to your own father. Talk to younger men as you would to your own brothers. 2 Treat older women as you would your mother, and treat younger women with all purity as you would your own sisters.</text:p>
      <text:p text:style-name="P3">Have you ever started speaking to someone with a certain tone in your voice although you were not doing it consciously? Have you every thought someone was being rude when speaking but then notice it is the same with every person they talk to? How we speak to each other is almost as important was what we say. That is why texting is often hard for a lot of people to have a healthy communication with because how we speak to each other is an important part of knowing emotions behind words.</text:p>
      <text:p text:style-name="P3">I Corinthians 13:1 states “If I speak with the tongues of men and angels but do not have love, I am a resounding gong or clanging symbol”. This is often true more often than not when we are speaking to one another, especially if those talks get heated. Paul is telling Timothy in 5:1 and 2 how to speak and treat others. We are to always come to people at a place of love, even if the things we have to say do not sound very loving, we have to be loving. We are not to be harsh with one another, but in all things portray Christ in all we do especially in front of non-believers.</text:p>
      <text:p text:style-name="P3">We have said many times in this church that the old saying “sticks and stones may break my bones, but words will never hurt me” is a lie. Bones will heal, cuts, scrapes and all other physical injuries will heal, but emotional healing sometimes does not occur. Words hurt just as bad if not worse than the worst injuries you can sustain. That is because words hurt something that cannot be seen physically they hurt emotions. That is why we as believers must be careful of what we say and who we say it to. That does not mean we cannot poke fun with one another it means that we are not to get to carried away.</text:p>
      <text:p text:style-name="P3">In closing, remember this week to think before we speak (me especially), and to always have Christ on your lips in every situation and speak with love. As always continue in your bibles and pray for each of us at New Life. CM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9:34:18.535341883</meta:creation-date>
    <dc:title>Default</dc:title>
    <meta:editing-duration>PT22S</meta:editing-duration>
    <meta:editing-cycles>2</meta:editing-cycles>
    <meta:generator>LibreOffice/25.2.3.1$Linux_X86_64 LibreOffice_project/520$Build-1</meta:generator>
    <dc:date>2025-11-15T19:46:55.634993733</dc:date>
    <dc:creator>Christopher Lorenzo</dc:creator>
    <meta:document-statistic meta:table-count="0" meta:image-count="0" meta:object-count="0" meta:page-count="1" meta:paragraph-count="6" meta:word-count="424" meta:character-count="2196" meta:non-whitespace-character-count="1778"/>
    <meta:template xlink:type="simple" xlink:actuate="onRequest" xlink:title="Default" xlink:href="../../../../Templates/Default.ott" meta:date="2025-11-15T19:34:18.196855923"/>
  </office:meta>
</office:document-meta>
</file>